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D0000003B9BFB4F66D9FD56E8.png" manifest:media-type="image/png"/>
  <manifest:file-entry manifest:full-path="Pictures/10000001000005840000003B5F80F447A5AB4A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" fo:font-size="12pt" officeooo:paragraph-rsid="0019d611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Arial" fo:font-size="12pt" officeooo:rsid="0019d611" officeooo:paragraph-rsid="00270574" style:font-size-asian="12pt" style:font-size-complex="12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Arial" fo:font-size="12pt" officeooo:paragraph-rsid="001cc06a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Arial" fo:font-size="12pt" officeooo:paragraph-rsid="002587cd" style:font-size-asian="12pt" style:font-size-complex="12pt"/>
    </style:style>
    <style:style style:name="P6" style:family="paragraph" style:parent-style-name="Standard">
      <style:paragraph-properties style:writing-mode="lr-tb"/>
      <style:text-properties style:font-name="Arial" fo:font-size="12pt" officeooo:paragraph-rsid="00270574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Arial" fo:font-size="12pt" officeooo:paragraph-rsid="00291b4f" style:font-size-asian="12pt" style:font-size-complex="12pt"/>
    </style:style>
    <style:style style:name="P8" style:family="paragraph" style:parent-style-name="Standard">
      <style:text-properties style:font-name="Arial" fo:font-size="12pt" officeooo:rsid="002b0536" officeooo:paragraph-rsid="002b0536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Arial" fo:font-size="12pt" officeooo:rsid="0033f31b" officeooo:paragraph-rsid="0033f31b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Arial" fo:font-size="12pt" officeooo:paragraph-rsid="0030ad1a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Arial" fo:font-size="12pt" officeooo:rsid="003adcec" officeooo:paragraph-rsid="003adcec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Arial" fo:font-size="12pt" officeooo:paragraph-rsid="003f443e" style:font-size-asian="12pt" style:font-size-complex="12pt"/>
    </style:style>
    <style:style style:name="P13" style:family="paragraph" style:parent-style-name="Standard">
      <style:paragraph-properties style:writing-mode="lr-tb"/>
      <style:text-properties style:font-name="Arial" fo:font-size="12pt" officeooo:paragraph-rsid="00291b4f" style:font-size-asian="12pt" style:font-size-complex="12pt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Arial" fo:font-size="12pt" officeooo:paragraph-rsid="004b5e5f" style:font-size-asian="12pt" style:font-size-complex="12pt"/>
    </style:style>
    <style:style style:name="P15" style:family="paragraph" style:parent-style-name="Standard">
      <style:paragraph-properties style:writing-mode="lr-tb"/>
      <style:text-properties style:font-name="Arial" fo:font-size="12pt" officeooo:paragraph-rsid="004d152e" style:font-size-asian="12pt" style:font-size-complex="12pt"/>
    </style:style>
    <style:style style:name="T1" style:family="text">
      <style:text-properties officeooo:rsid="0019d611"/>
    </style:style>
    <style:style style:name="T2" style:family="text">
      <style:text-properties officeooo:rsid="001bb26b"/>
    </style:style>
    <style:style style:name="T3" style:family="text">
      <style:text-properties officeooo:rsid="001cc06a"/>
    </style:style>
    <style:style style:name="T4" style:family="text">
      <style:text-properties officeooo:rsid="00201d1d"/>
    </style:style>
    <style:style style:name="T5" style:family="text">
      <style:text-properties officeooo:rsid="002382d1"/>
    </style:style>
    <style:style style:name="T6" style:family="text">
      <style:text-properties officeooo:rsid="00238486"/>
    </style:style>
    <style:style style:name="T7" style:family="text">
      <style:text-properties officeooo:rsid="002587cd"/>
    </style:style>
    <style:style style:name="T8" style:family="text">
      <style:text-properties style:text-position="super 58%" officeooo:rsid="002587cd"/>
    </style:style>
    <style:style style:name="T9" style:family="text">
      <style:text-properties officeooo:rsid="0025e6a5"/>
    </style:style>
    <style:style style:name="T10" style:family="text">
      <style:text-properties officeooo:rsid="002d3782"/>
    </style:style>
    <style:style style:name="T11" style:family="text">
      <style:text-properties officeooo:rsid="0034400b"/>
    </style:style>
    <style:style style:name="T12" style:family="text">
      <style:text-properties officeooo:rsid="002eb143"/>
    </style:style>
    <style:style style:name="T13" style:family="text">
      <style:text-properties officeooo:rsid="00346a9c"/>
    </style:style>
    <style:style style:name="T14" style:family="text">
      <style:text-properties officeooo:rsid="00365d61"/>
    </style:style>
    <style:style style:name="T15" style:family="text">
      <style:text-properties officeooo:rsid="003828fb"/>
    </style:style>
    <style:style style:name="T16" style:family="text">
      <style:text-properties officeooo:rsid="0038f65b"/>
    </style:style>
    <style:style style:name="T17" style:family="text">
      <style:text-properties officeooo:rsid="003b2f92"/>
    </style:style>
    <style:style style:name="T18" style:family="text">
      <style:text-properties officeooo:rsid="003c9027"/>
    </style:style>
    <style:style style:name="T19" style:family="text">
      <style:text-properties officeooo:rsid="003e5322"/>
    </style:style>
    <style:style style:name="T20" style:family="text">
      <style:text-properties officeooo:rsid="003f0354"/>
    </style:style>
    <style:style style:name="T21" style:family="text">
      <style:text-properties officeooo:rsid="003f443e"/>
    </style:style>
    <style:style style:name="T22" style:family="text">
      <style:text-properties officeooo:rsid="003f85a6"/>
    </style:style>
    <style:style style:name="T23" style:family="text">
      <style:text-properties officeooo:rsid="004193c4"/>
    </style:style>
    <style:style style:name="T24" style:family="text">
      <style:text-properties officeooo:rsid="00436b88"/>
    </style:style>
    <style:style style:name="T25" style:family="text">
      <style:text-properties officeooo:rsid="0044435a"/>
    </style:style>
    <style:style style:name="T26" style:family="text">
      <style:text-properties officeooo:rsid="0044da68"/>
    </style:style>
    <style:style style:name="T27" style:family="text">
      <style:text-properties officeooo:rsid="00461fb0"/>
    </style:style>
    <style:style style:name="T28" style:family="text">
      <style:text-properties officeooo:rsid="00473e9c"/>
    </style:style>
    <style:style style:name="T29" style:family="text">
      <style:text-properties officeooo:rsid="00483468"/>
    </style:style>
    <style:style style:name="T30" style:family="text">
      <style:text-properties officeooo:rsid="00491978"/>
    </style:style>
    <style:style style:name="T31" style:family="text">
      <style:text-properties officeooo:rsid="004b5e5f"/>
    </style:style>
    <style:style style:name="T32" style:family="text">
      <style:text-properties officeooo:rsid="004d4b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page1R_mcid14"/><text:bookmark text:name="page1R_mcid10"/><text:bookmark text:name="page1R_mcid11"/><text:span text:style-name="T31">Explainable AI</text:span></text:p>
      <text:p text:style-name="P14"><text:span text:style-name="T31">by Michel Custeau</text:span><text:line-break/></text:p>
      <text:p text:style-name="P4">1. Display/visualised the resultant model created by the decision tree.<text:bookmark text:name="page1R_mcid17"/><text:line-break/>[20 marks]</text:p>
      <text:p text:style-name="P4"/>
      <text:p text:style-name="P9">To view the tree, you can either check the file Tree_text_form.txt to view the tree in a text format or check Source.gv.png to view the tree in an image format.</text:p>
      <text:p text:style-name="P4"><text:bookmark text:name="page1R_mcid18"/><text:bookmark text:name="page1R_mcid21"/><text:line-break/>2. Explain how, and why, the algorithm made a specific decision. [10 marks]</text:p>
      <text:p text:style-name="P1"/>
      <text:p text:style-name="P15"><text:span text:style-name="T12">If we look at the top node on the tree, </text:span><text:span text:style-name="T23">t</text:span><text:span text:style-name="T11">he gini index that it gave is 0.444 = 1 – (419/1262)^2 – (843/1262)^2. Since the gini index has a max value of 0.5, 0.444 is quite high, which makes sense since we are at the top of the tree </text:span><text:span text:style-name="T14">which means it is normal to have high impurity this early in the tree path</text:span><text:span text:style-name="T11">. </text:span><text:span text:style-name="T23">W</text:span><text:span text:style-name="T12">e can se</text:span><text:span text:style-name="T11">e that it made the decision to split Country at </text:span><text:span text:style-name="T14">the threshold of</text:span><text:span text:style-name="T11"> 0.605. </text:span><text:span text:style-name="T13">The reason it chose the specific threshold of 0.605 was by calculating the </text:span><text:span text:style-name="T15">information gain at each split point and then choosing the best split, which in this case was the midpoint between 0.96082 and 0.24923</text:span><text:span text:style-name="T13">. </text:span><text:span text:style-name="T14">This results </text:span><text:span text:style-name="T19">with</text:span><text:span text:style-name="T14"> when we pass in the </text:span><text:span text:style-name="T25">element</text:span><text:span text:style-name="T14"> at the first row of our test set, </text:span><text:span text:style-name="T16">since </text:span><text:span text:style-name="T24">the </text:span><text:span text:style-name="T25">element</text:span><text:span text:style-name="T16"> has a Country value of 0.96082,</text:span><text:span text:style-name="T14"> it will go to the right branch (the false branch) of our tree</text:span><text:span text:style-name="T16">,</text:span><text:span text:style-name="T14"> and continue</text:span><text:span text:style-name="T19">s</text:span><text:span text:style-name="T14"> its path from there. </text:span></text:p>
      <text:p text:style-name="P10"/>
      <text:p text:style-name="P5">3. Explain why the algorithm didn’t do something else. [10 marks]</text:p>
      <text:p text:style-name="P5"/>
      <text:p text:style-name="P11">If we look at the left most node, we can see that the algorithm chose a threshold at Escore&lt;= -1.37 <text:span text:style-name="T17">to create a clean split. This explains why it didn't choose the threshold, for instance, at 0.32197 </text:span><text:span text:style-name="T18">which would then result with the left </text:span><text:span text:style-name="T32">leaf</text:span><text:span text:style-name="T18"> receiving 8 elements of class ‘1’ and 1 element of class ‘0’, </text:span><text:span text:style-name="T20">which would not be a clean split.</text:span></text:p>
      <text:p text:style-name="P5"/>
      <text:p text:style-name="P6">4. Discuss when the algorithm succeeded and when it failed. [10 marks]</text:p>
      <text:p text:style-name="P6"/>
      <text:p text:style-name="P6"/>
      <text:p text:style-name="P2">After we have trained our model on our training set, lets look at the first row of the test set:</text:p>
      <text:p text:style-name="P6"><draw:frame draw:style-name="fr1" draw:name="Image3" text:anchor-type="char" svg:width="20.59cm" svg:height="0.859cm" draw:z-index="0"><draw:image xlink:href="Pictures/10000001000005840000003B5F80F447A5AB4A3F.png" xlink:type="simple" xlink:show="embed" xlink:actuate="onLoad" draw:mime-type="image/png"/></draw:frame><text:line-break/><text:span text:style-name="T1">The label for this sample is ‘1’ which means Consumer. When passing this row in the model for prediction, it successfully returns ‘1’. When looking at our decision tree, </text:span><text:span text:style-name="T2">This makes sense. </text:span><text:span text:style-name="T3">Using the gini Index </text:span><text:span text:style-name="T6">for bestSplit</text:span><text:span text:style-name="T3">, it </text:span><text:span text:style-name="T6">went down the </text:span><text:span text:style-name="T10">resulting </text:span><text:span text:style-name="T6">tree</text:span><text:span text:style-name="T3"> at </text:span><text:span text:style-name="T5">Country &gt; 0.605, then SS &lt;= -0.068, then </text:span><text:span text:style-name="T6">Age&lt;=0.796, then Oscore &gt;0.37, then Escore&gt;-1.698, then Education&gt;-0.919, then ID&gt;333.5, then ID&lt;= 1500.5 </text:span><text:span text:style-name="T4">which then returns 1.</text:span></text:p>
      <text:p text:style-name="P6"/>
      <text:p text:style-name="P6"><text:bookmark text:name="page1R_mcid331"/><text:bookmark text:name="page1R_mcid301"/><text:span text:style-name="T7">Lets now look at the 8</text:span><text:span text:style-name="T8">th</text:span><text:span text:style-name="T7"> row of the </text:span><text:span text:style-name="T26">test</text:span><text:span text:style-name="T7"> set where we can spot a mistake.</text:span></text:p>
      <text:p text:style-name="P6"><draw:frame draw:style-name="fr1" draw:name="Image4" text:anchor-type="char" svg:width="19.59cm" svg:height="0.82cm" draw:z-index="1"><draw:image xlink:href="Pictures/100000010000057D0000003B9BFB4F66D9FD56E8.png" xlink:type="simple" xlink:show="embed" xlink:actuate="onLoad" draw:mime-type="image/png"/></draw:frame><text:line-break/><text:span text:style-name="T7">Here, the algorithm returned 1 when the label was actually 0. The reason it didn’t pick 1 was since it went down the tree starting with Country &lt;= 0.605, then ID &gt; 421.0, then Oscore &gt; -1618, then Age &lt;= 0.21, then </text:span><text:span text:style-name="T9">SS &gt; -0.371, then Cscore <text:s/>&gt; -2.498, then Escore &lt;= 1.37, then ID &lt;= 1813.5 which then returns 1. </text:span></text:p>
      <text:p text:style-name="P6"><text:soft-page-break/></text:p>
      <text:p text:style-name="P7">5. Explain how you would decide if the resultant model can be trusted.<text:bookmark text:name="page1R_mcid42"/><text:line-break/>[10 marks]</text:p>
      <text:p text:style-name="P7"/>
      <text:p text:style-name="P12"><text:span text:style-name="T21">If we are not inte</text:span><text:span text:style-name="T22">re</text:span><text:span text:style-name="T21">sted in true negatives, which would mean in our case we are mostly interested on how well it can </text:span><text:span text:style-name="T22">correctly </text:span><text:span text:style-name="T21">classify a drug user and not preoccupied with wether or not it can accurately predict a non-user, we could look at recall, precision and f1. If we want to take both true </text:span><text:span text:style-name="T22">positives and negatives into account, implying that our distribution for training is representative in the real world, we could use accuracy.</text:span></text:p>
      <text:p text:style-name="P12"><text:line-break/>6. Explain how the algorithm could potentially improve its predictions.<text:bookmark text:name="page1R_mcid49"/><text:line-break/>[10 marks]</text:p>
      <text:p text:style-name="P3"/>
      <text:p text:style-name="P8">Decision Trees a prone to overfitting, hence one potential idea <text:span text:style-name="T29">to deal with that </text:span>could be pruning. <text:span text:style-name="T30">Decision Trees</text:span><text:span text:style-name="T27"> can also be prone to high variance, </text:span><text:span text:style-name="T28">meaning they can change greatly their results with small changes to the training set,</text:span><text:span text:style-name="T27"> which can be reduced with an ensemble that uses bagging </text:span><text:span text:style-name="T28">like Random Fores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6:35:26.292622677</meta:creation-date>
    <dc:date>2022-11-17T18:30:28.296308688</dc:date>
    <meta:editing-duration>PT6H47M34S</meta:editing-duration>
    <meta:editing-cycles>38</meta:editing-cycles>
    <meta:generator>LibreOffice/7.3.6.2$Linux_X86_64 LibreOffice_project/30$Build-2</meta:generator>
    <meta:document-statistic meta:table-count="0" meta:image-count="2" meta:object-count="0" meta:page-count="2" meta:paragraph-count="17" meta:word-count="632" meta:character-count="3476" meta:non-whitespace-character-count="2850"/>
  </office:meta>
</office:document-meta>
</file>